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Warunek na sterowalno</text:span><text:span text:style-name="T2">ść to rank(S) = n, czyli rząd macierzy sterowalności jest r</text:span><text:span text:style-name="T3">ówny ilo</text:span><text:span text:style-name="T4">ści zmiennych stanu<text:line-break/>2. Warunek na obserwowalność to rank(O) = n, czyli rząd macierzy obserwowalności jest r</text:span><text:span text:style-name="T5">ówny ilo</text:span><text:span text:style-name="T6">ści zmiennych stanu<text:line-break/>3. Powyższe warunki oznaczają to, że wyznacznik tych macierzy nxn musi być r</text:span><text:span text:style-name="T7">ó</text:span><text:span text:style-name="T8">żny od zera <text:line-break/>4. P to macierz przekształcenia lub transformacji(używana podczas zmian między zmiennymi stanu)<text:line-break/>5.<text:s/></text:span><text:span text:style-name="T9">Po/Ps!!!!!!!!!!!!!!!!!!</text:span></text:p>
      <text:p text:style-name="P2"><draw:frame text:anchor-type="as-char" svg:width="146.47mm" svg:height="65.62mm" style:rel-width="scale" style:rel-height="scale"><draw:object-ole xlink:href="OleObj1"/><draw:image xlink:href="ObjectReplacements/OleObj1"/></draw:frame><text:span text:style-name="T11"><text:line-break/>6. </text:span></text:p>
      <text:p text:style-name="P2"><draw:frame text:anchor-type="as-char" svg:width="126.15mm" svg:height="43.39mm" style:rel-width="scale" style:rel-height="scale"><draw:object-ole xlink:href="OleObj2"/><draw:image xlink:href="ObjectReplacements/OleObj2"/></draw:frame><text:span text:style-name="T12"/></text:p>
      <text:p text:style-name="P2"><text:span text:style-name="T13"><text:line-break/>7. Macierz diagonaln</text:span><text:span text:style-name="T14">ą można uzyskać tak: [M, b] = jordan(A) wtedy P=M^(-1) następnie wyliczamy A2=P*A*P^(-1) i to jest nasza macierz diagonalna</text:span></text:p>
      <text:p text:style-name="P3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